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ource-serif-pro" svg:font-family="source-serif-pro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205492" officeooo:paragraph-rsid="00205492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205492" officeooo:paragraph-rsid="002058f7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21cccf" officeooo:paragraph-rsid="0021cccf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1cccf" officeooo:paragraph-rsid="00184160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69b97" officeooo:paragraph-rsid="002058f7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6c75a" officeooo:paragraph-rsid="0023474c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6c75a" officeooo:paragraph-rsid="00184160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23474c" officeooo:paragraph-rsid="0023474c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paragraph-rsid="00235930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paragraph-rsid="00298fc3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paragraph-rsid="0029da0b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paragraph-rsid="002f4c5b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paragraph-rsid="003a4aad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3a4aad" officeooo:paragraph-rsid="003a4aad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3c3d63" officeooo:paragraph-rsid="003c3d63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fo:font-weight="bold" officeooo:rsid="00259c1f" officeooo:paragraph-rsid="00259c1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/>
      <style:text-properties style:font-name="Ubuntu" fo:font-size="14pt" fo:font-weight="bold" officeooo:rsid="0023474c" officeooo:paragraph-rsid="0023474c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/>
      <style:text-properties style:font-name="Ubuntu" fo:font-size="14pt" officeooo:rsid="0023f65c" officeooo:paragraph-rsid="0023f65c" fo:background-color="#dddddd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23f65c" officeooo:paragraph-rsid="00259c1f" fo:background-color="#dddddd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259c1f" officeooo:paragraph-rsid="00259c1f" fo:background-color="#dddddd" style:font-size-asian="14pt" style:font-size-complex="14pt"/>
    </style:style>
    <style:style style:name="P21" style:family="paragraph" style:parent-style-name="Standard">
      <style:paragraph-properties fo:line-height="150%"/>
      <style:text-properties fo:color="#000000" loext:opacity="100%" style:font-name="Ubuntu" fo:font-size="14pt" officeooo:rsid="001e7fba" officeooo:paragraph-rsid="0046d563" fo:background-color="transparent" style:font-size-asian="14pt" style:font-size-complex="14pt"/>
    </style:style>
    <style:style style:name="P22" style:family="paragraph" style:parent-style-name="Standard">
      <style:paragraph-properties fo:line-height="150%"/>
      <style:text-properties fo:color="#000000" loext:opacity="100%" style:font-name="Ubuntu" fo:font-size="14pt" officeooo:rsid="0021cc17" officeooo:paragraph-rsid="0046d563" fo:background-color="transparent" style:font-size-asian="14pt" style:font-size-complex="14pt"/>
    </style:style>
    <style:style style:name="P23" style:family="paragraph" style:parent-style-name="Standard">
      <style:paragraph-properties fo:line-height="150%"/>
      <style:text-properties fo:color="#000000" loext:opacity="100%" style:font-name="Ubuntu" fo:font-size="14pt" officeooo:rsid="0023412d" officeooo:paragraph-rsid="0046d563" fo:background-color="transparent" style:font-size-asian="14pt" style:font-size-complex="14pt"/>
    </style:style>
    <style:style style:name="P24" style:family="paragraph" style:parent-style-name="Standard">
      <style:paragraph-properties fo:line-height="150%"/>
      <style:text-properties fo:color="#000000" loext:opacity="100%" style:font-name="Ubuntu" fo:font-size="14pt" officeooo:rsid="0025ee16" officeooo:paragraph-rsid="0046d563" fo:background-color="transparent" style:font-size-asian="14pt" style:font-size-complex="14pt"/>
    </style:style>
    <style:style style:name="P25" style:family="paragraph" style:parent-style-name="Standard">
      <style:paragraph-properties fo:line-height="150%"/>
      <style:text-properties fo:color="#000000" loext:opacity="100%" style:font-name="Ubuntu" fo:font-size="14pt" officeooo:rsid="0020a6a0" officeooo:paragraph-rsid="0046d563" fo:background-color="transparent" style:font-size-asian="14pt" style:font-size-complex="14pt"/>
    </style:style>
    <style:style style:name="P26" style:family="paragraph" style:parent-style-name="Standard">
      <style:paragraph-properties fo:line-height="150%"/>
      <style:text-properties fo:color="#000000" loext:opacity="100%" style:font-name="Ubuntu" fo:font-size="14pt" officeooo:rsid="0034aa5c" officeooo:paragraph-rsid="0046d563" fo:background-color="transparent" style:font-size-asian="14pt" style:font-size-complex="14pt"/>
    </style:style>
    <style:style style:name="P27" style:family="paragraph" style:parent-style-name="Standard">
      <style:paragraph-properties fo:line-height="150%"/>
      <style:text-properties fo:color="#000000" loext:opacity="100%" style:font-name="Ubuntu" fo:font-size="14pt" officeooo:paragraph-rsid="0046d563" fo:background-color="#dddddd" style:font-size-asian="14pt" style:font-size-complex="14pt"/>
    </style:style>
    <style:style style:name="P28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9" style:family="paragraph" style:parent-style-name="Heading_20_2">
      <style:paragraph-properties fo:line-height="150%" fo:text-align="center" style:justify-single-word="false"/>
      <style:text-properties style:font-name="Ubuntu" officeooo:paragraph-rsid="0046d563"/>
    </style:style>
    <style:style style:name="T1" style:family="text">
      <style:text-properties officeooo:rsid="002058f7"/>
    </style:style>
    <style:style style:name="T2" style:family="text">
      <style:text-properties officeooo:rsid="0021cccf"/>
    </style:style>
    <style:style style:name="T3" style:family="text">
      <style:text-properties officeooo:rsid="0023474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a4aad" style:font-weight-asian="bold" style:font-weight-complex="bold"/>
    </style:style>
    <style:style style:name="T6" style:family="text">
      <style:text-properties officeooo:rsid="00235930"/>
    </style:style>
    <style:style style:name="T7" style:family="text">
      <style:text-properties officeooo:rsid="0023d1f6"/>
    </style:style>
    <style:style style:name="T8" style:family="text">
      <style:text-properties officeooo:rsid="0023f65c"/>
    </style:style>
    <style:style style:name="T9" style:family="text">
      <style:text-properties officeooo:rsid="0023f65c" fo:background-color="#dddddd" loext:char-shading-value="0"/>
    </style:style>
    <style:style style:name="T10" style:family="text">
      <style:text-properties officeooo:rsid="00259c1f" fo:background-color="#dddddd" loext:char-shading-value="0"/>
    </style:style>
    <style:style style:name="T11" style:family="text">
      <style:text-properties officeooo:rsid="00259c1f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23f65c" fo:background-color="transparent" loext:char-shading-value="0"/>
    </style:style>
    <style:style style:name="T14" style:family="text">
      <style:text-properties officeooo:rsid="003a4aad"/>
    </style:style>
    <style:style style:name="T15" style:family="text">
      <style:text-properties officeooo:rsid="003c3d63"/>
    </style:style>
    <style:style style:name="T16" style:family="text">
      <style:text-properties officeooo:rsid="003c93de"/>
    </style:style>
    <style:style style:name="T17" style:family="text">
      <style:text-properties officeooo:rsid="00412ab4"/>
    </style:style>
    <style:style style:name="T18" style:family="text">
      <style:text-properties officeooo:rsid="0042c8a6"/>
    </style:style>
    <style:style style:name="T19" style:family="text">
      <style:text-properties officeooo:rsid="0045fb67"/>
    </style:style>
    <style:style style:name="T20" style:family="text">
      <style:text-properties officeooo:rsid="0021cc17"/>
    </style:style>
    <style:style style:name="T21" style:family="text">
      <style:text-properties officeooo:rsid="00227b4c"/>
    </style:style>
    <style:style style:name="T22" style:family="text">
      <style:text-properties officeooo:rsid="0020a6a0"/>
    </style:style>
    <style:style style:name="T23" style:family="text">
      <style:text-properties officeooo:rsid="0024fc0a"/>
    </style:style>
    <style:style style:name="T24" style:family="text">
      <style:text-properties officeooo:rsid="0022ed1c"/>
    </style:style>
    <style:style style:name="T25" style:family="text">
      <style:text-properties officeooo:rsid="002706f5"/>
    </style:style>
    <style:style style:name="T26" style:family="text">
      <style:text-properties officeooo:rsid="0028f3ee"/>
    </style:style>
    <style:style style:name="T27" style:family="text">
      <style:text-properties fo:font-variant="normal" fo:text-transform="none" fo:letter-spacing="normal" fo:font-style="normal" fo:font-weight="normal" officeooo:rsid="0029af92"/>
    </style:style>
    <style:style style:name="T28" style:family="text">
      <style:text-properties fo:font-variant="normal" fo:text-transform="none" fo:letter-spacing="normal" fo:font-style="normal" fo:font-weight="normal" officeooo:rsid="0021c0e1"/>
    </style:style>
    <style:style style:name="T29" style:family="text">
      <style:text-properties fo:font-variant="normal" fo:text-transform="none" fo:letter-spacing="normal" fo:font-style="normal" fo:font-weight="normal" officeooo:rsid="0028f3ee"/>
    </style:style>
    <style:style style:name="T30" style:family="text">
      <style:text-properties officeooo:rsid="004792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Erros 01</text:h>
      <text:p text:style-name="P1">O tratamento de erros no javascript é feito utilizando as estruturas de comando try, catch e fina<text:span text:style-name="T3">l</text:span>ly. É preciso tratar erros para não deixar o sistema mostrar uma mensagem genérica <text:span text:style-name="T1">para o usuario, </text:span>dando um melhor feedback <text:span text:style-name="T1">do que aconteceu na aplicação/sistema/site etc. Gerando uma mensagem personalizada e amigavel.</text:span></text:p>
      <text:p text:style-name="P1"/>
      <text:p text:style-name="P2">Dentro do bloco try será inserido <text:span text:style-name="T1">uma</text:span> rotina para tratar um provavel erro<text:span text:style-name="T1">. </text:span><text:span text:style-name="T2">Q</text:span><text:span text:style-name="T1">uando acontece, a execução do try é interrompida </text:span><text:span text:style-name="T2">e tanto o erro gerado no try quanto a execução é passado para o catch.</text:span></text:p>
      <text:p text:style-name="P2"/>
      <text:p text:style-name="P3">O tratamento em si será feito dentro do bloco catch, onde será possível interceptar o erro e passar o tratamento mais adequado p<text:span text:style-name="T3">a</text:span>ra <text:span text:style-name="T3">a</text:span> aplicação/sistema/site etc. O parametro do catch vai guardar/retornar o tipo de erro ocorrido no try <text:span text:style-name="T3">e para mostra</text:span><text:span text:style-name="T18">r</text:span><text:span text:style-name="T3"> </text:span><text:span text:style-name="T18">apenas a mensagem e não o tipo</text:span><text:span text:style-name="T3"> é preciso usar .message</text:span></text:p>
      <text:p text:style-name="P5"/>
      <text:p text:style-name="P3">O final<text:span text:style-name="T3">l</text:span>y sempre será executado, ocorrendo um erro ou não, apesar disso ele é opcional, sendo possível remove-lo da estrutura.</text:p>
      <text:p text:style-name="P6">_____________________________________________________________________</text:p>
      <text:p text:style-name="P8"><text:span text:style-name="T4">try -</text:span> <text:span text:style-name="T7">Testa uma rotina (bloco de codigo): </text:span><text:span text:style-name="T9">try { <text:s/>} </text:span></text:p>
      <text:p text:style-name="P17"/>
      <text:p text:style-name="P8"><text:span text:style-name="T4">catch -</text:span> <text:span text:style-name="T8">Captura e faz o tratamento do erro gerado pelo try, declarando uma mensagem com base na exceção: </text:span><text:span text:style-name="T9">catch(erro) { <text:s/>} </text:span></text:p>
      <text:p text:style-name="P17"/>
      <text:p text:style-name="P8"><text:span text:style-name="T4">finally -</text:span> <text:span text:style-name="T8">É executado no final da operação </text:span><text:span text:style-name="T17">try catch </text:span><text:span text:style-name="T8">(opcional): </text:span><text:span text:style-name="T9">finally { <text:s/>} </text:span></text:p>
      <text:p text:style-name="P17"/>
      <text:p text:style-name="P8"><text:span text:style-name="T4">throw -</text:span> <text:span text:style-name="T18">Lança</text:span><text:span text:style-name="T8"> uma mensagem de erro, um objeto do tipo Error </text:span><text:span text:style-name="T18">ou algum erro especifico</text:span><text:span text:style-name="T8">: </text:span><text:span text:style-name="T9">throw “ “ </text:span><text:span text:style-name="T8"><text:s/>ou </text:span><text:span text:style-name="T9">throw new Error(“ “) </text:span><text:span text:style-name="T13"><text:s/></text:span><text:span text:style-name="T9">… </text:span></text:p>
      <text:p text:style-name="P8"><text:soft-page-break/><text:span text:style-name="T4">message -</text:span> <text:span text:style-name="T11">Retorna apenas a mensagem do erro e não todas as informações contidas nele (como o tipo): </text:span><text:span text:style-name="T10">erro.message </text:span></text:p>
      <text:p text:style-name="P4"/>
      <text:p text:style-name="P16">Ex:</text:p>
      <text:p text:style-name="P18">try { </text:p>
      <text:p text:style-name="P18"><text:span text:style-name="T12"><text:s text:c="5"/></text:span>if( <text:s/>) { </text:p>
      <text:p text:style-name="P19"><text:span text:style-name="T12"><text:s text:c="10"/></text:span>throw “mensagem” </text:p>
      <text:p text:style-name="P19"><text:span text:style-name="T12"><text:s text:c="5"/></text:span>} els<text:span text:style-name="T11">e</text:span> { </text:p>
      <text:p text:style-name="P19"><text:span text:style-name="T12"><text:s text:c="10"/></text:span>throw new Error(“mensagem”) </text:p>
      <text:p text:style-name="P19"><text:span text:style-name="T12"><text:s text:c="5"/></text:span>} </text:p>
      <text:p text:style-name="P19">} <text:span text:style-name="T11">catch(erro) { </text:span></text:p>
      <text:p text:style-name="P19"><text:span text:style-name="T12"><text:s text:c="5"/></text:span><text:span text:style-name="T11">console.log(erro.message) </text:span></text:p>
      <text:p text:style-name="P20">} finally { </text:p>
      <text:p text:style-name="P19"><text:span text:style-name="T12"><text:s text:c="5"/></text:span><text:span text:style-name="T11">codigo </text:span></text:p>
      <text:p text:style-name="P20">} </text:p>
      <text:p text:style-name="P7">_____________________________________________________________________</text:p>
      <text:p text:style-name="P9"><text:span text:style-name="T3">Apesar de alguns erros serem tratados automaticamente e internamente dentro do javascript, tambem é possível gerar erros propositais utilizando o throw, </text:span><text:span text:style-name="T19">lançando</text:span><text:span text:style-name="T6"> apenas</text:span><text:span text:style-name="T3"> uma mensagem ou um novo objeto do tipo Error</text:span><text:span text:style-name="T6">. O throw geralmente é usado no try e em conjunto com uma estrutura condicional para não acontecer sempre, assim como um erro não intencional ele será mandado para o catch </text:span><text:span text:style-name="T7">e será possível usar o .message nele</text:span></text:p>
      <text:p text:style-name="P10">_____________________________________________________________________</text:p>
      <text:p text:style-name="P14"><text:span text:style-name="T4">stack –</text:span> Pilha de erros, quais erros aconteceram até o erro em questão, ou seja, da origem (de onde começou) até o fim</text:p>
      <text:p text:style-name="P11"/>
      <text:p text:style-name="P13"><text:span text:style-name="T5">niveis -</text:span><text:span text:style-name="T14"> É possível trabalhar com mais de um nivel de try catch, para fazer isso basta lançar (throw) o erro pro catch que estiver no scopo a cima, </text:span><text:span text:style-name="T15">ou seja, ir lançando (um erro) um após o outro até chegar no ultimo nivel, no catch final que vai englobar todos (os erros).</text:span></text:p>
      <text:p text:style-name="P13"><text:soft-page-break/></text:p>
      <text:p text:style-name="P15">O mais aninhado que um try catch deve ir é um dentro do outro, mais que isso virará bagunça e sairá do controle, o recomendado é utilizar os niveis <text:span text:style-name="T16">ao invés disso</text:span></text:p>
      <text:p text:style-name="P12">_____________________________________________________________________</text:p>
      <text:h text:style-name="P29" text:outline-level="2">Then catch</text:h>
      <text:p text:style-name="P21"><text:span text:style-name="T4">Then -</text:span> <text:span text:style-name="T20">Recebe dois </text:span><text:span text:style-name="T30">parametros</text:span><text:span text:style-name="T20">, um sucesso ou um erro </text:span><text:span text:style-name="T21">(atendido ou rejeitado)</text:span><text:span text:style-name="T20">, a primeira função é em caso de sucesso e a segunda é em caso de erro. <text:s/></text:span><text:span text:style-name="T22">Retorna imediatamente um objeto equivalente, </text:span><text:span text:style-name="T23">ou seja, encadeia uma chamada para outro metodo de promessa</text:span><text:span text:style-name="T22">, </text:span><text:span text:style-name="T24">se retornar um erro (for rejeitado) será passado pro catch. </text:span></text:p>
      <text:p text:style-name="P22"/>
      <text:p text:style-name="P23">Basicamente vai pegar uma função de retorno de chamada e retornar outra Promise equivalente, uma vez que a Promise tenha sido rejeitada ou resolvida, ela não pode ser reajustada, se tornando imutavel</text:p>
      <text:p text:style-name="P21"/>
      <text:p text:style-name="P24"><text:span text:style-name="T4">catch –</text:span> <text:span text:style-name="T25">Captura o erro retornado pelo then, e armazena </text:span><text:span text:style-name="T26">em um </text:span><text:span text:style-name="T30">parametro</text:span></text:p>
      <text:p text:style-name="P25"/>
      <text:p text:style-name="P27"><text:span text:style-name="T27">promise</text:span><text:span text:style-name="T28">.</text:span><text:span text:style-name="T29">then( <text:s/>).catch( <text:s/>) </text:span></text:p>
      <text:p text:style-name="P26">_____________________________________________________________________</text:p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ource-serif-pro" svg:font-family="source-serif-pro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3:39:11.751619824</meta:creation-date>
    <dc:date>2023-04-06T16:29:20.070249293</dc:date>
    <meta:editing-duration>PT3H52M29S</meta:editing-duration>
    <meta:editing-cycles>18</meta:editing-cycles>
    <meta:generator>LibreOffice/7.0.4.2$Linux_X86_64 LibreOffice_project/00$Build-2</meta:generator>
    <meta:document-statistic meta:table-count="0" meta:image-count="0" meta:object-count="0" meta:page-count="3" meta:paragraph-count="36" meta:word-count="559" meta:character-count="3557" meta:non-whitespace-character-count="2960"/>
  </office:meta>
</office:document-meta>
</file>